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1783in" fo:break-before="auto" style:use-optimal-row-height="true"/>
    </style:style>
    <style:style style:name="ro11" style:family="table-row">
      <style:table-row-properties style:row-height="0.3835in" fo:break-before="auto" style:use-optimal-row-height="true"/>
    </style:style>
    <style:style style:name="ro12" style:family="table-row">
      <style:table-row-properties style:row-height="0.2173in" fo:break-before="auto" style:use-optimal-row-height="true"/>
    </style:style>
    <style:style style:name="ro13" style:family="table-row">
      <style:table-row-properties style:row-height="0.2484in" fo:break-before="auto" style:use-optimal-row-height="fals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937in" fo:break-before="auto" style:use-optimal-row-height="false"/>
    </style:style>
    <style:style style:name="ro20" style:family="table-row">
      <style:table-row-properties style:row-height="0.1957in" fo:break-before="auto" style:use-optimal-row-height="false"/>
    </style:style>
    <style:style style:name="ro21" style:family="table-row">
      <style:table-row-properties style:row-height="0.2083in" fo:break-before="auto" style:use-optimal-row-height="false"/>
    </style:style>
    <style:style style:name="ro22" style:family="table-row">
      <style:table-row-properties style:row-height="0.6839in" fo:break-before="auto" style:use-optimal-row-height="tru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1.0154in" fo:break-before="auto" style:use-optimal-row-height="true"/>
    </style:style>
    <style:style style:name="ro25" style:family="table-row">
      <style:table-row-properties style:row-height="1.3472in" fo:break-before="auto" style:use-optimal-row-height="true"/>
    </style:style>
    <style:style style:name="ro26" style:family="table-row">
      <style:table-row-properties style:row-height="0.9118in" fo:break-before="auto" style:use-optimal-row-height="false"/>
    </style:style>
    <style:style style:name="ro27" style:family="table-row">
      <style:table-row-properties style:row-height="1.1811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1.5134in" fo:break-before="auto" style:use-optimal-row-height="true"/>
    </style:style>
    <style:style style:name="ro30" style:family="table-row">
      <style:table-row-properties style:row-height="0.3937in" fo:break-before="auto" style:use-optimal-row-height="false"/>
    </style:style>
    <style:style style:name="ro31" style:family="table-row">
      <style:table-row-properties style:row-height="2.5075in" fo:break-before="auto" style:use-optimal-row-height="true"/>
    </style:style>
    <style:style style:name="ro32" style:family="table-row">
      <style:table-row-properties style:row-height="1.0154in" fo:break-before="auto" style:use-optimal-row-height="false"/>
    </style:style>
    <style:style style:name="ro33" style:family="table-row">
      <style:table-row-properties style:row-height="1.1189in" fo:break-before="auto" style:use-optimal-row-height="false"/>
    </style:style>
    <style:style style:name="ro34" style:family="table-row">
      <style:table-row-properties style:row-height="0.611in" fo:break-before="auto" style:use-optimal-row-height="false"/>
    </style:style>
    <style:style style:name="ro35" style:family="table-row">
      <style:table-row-properties style:row-height="1.2437in" fo:break-before="auto" style:use-optimal-row-height="true"/>
    </style:style>
    <style:style style:name="ro36" style:family="table-row">
      <style:table-row-properties style:row-height="1.078in" fo:break-before="auto" style:use-optimal-row-height="true"/>
    </style:style>
    <style:style style:name="ro37" style:family="table-row">
      <style:table-row-properties style:row-height="1.2638in" fo:break-before="auto" style:use-optimal-row-height="false"/>
    </style:style>
    <style:style style:name="ro38" style:family="table-row">
      <style:table-row-properties style:row-height="1.3681in" fo:break-before="auto" style:use-optimal-row-height="true"/>
    </style:style>
    <style:style style:name="ro39" style:family="table-row">
      <style:table-row-properties style:row-height="2.6736in" fo:break-before="auto" style:use-optimal-row-height="true"/>
    </style:style>
    <style:style style:name="ro40" style:family="table-row">
      <style:table-row-properties style:row-height="0.1862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2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style-name="ce1"/>
          <table:covered-table-cell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2">
          <table:table-cell table:style-name="ce2"/>
          <table:table-cell table:number-columns-repeated="2"/>
          <table:table-cell table:style-name="ce2" table:number-columns-repeated="2"/>
          <table:table-cell table:number-columns-repeated="251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3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.6">
            <text:p>2.6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 office:value-type="string">
            <text:p>27/Dec/2010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GateIn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GateIn Application</text:p>
          </table:table-cell>
          <table:table-cell table:style-name="ce27"/>
          <table:table-cell table:style-name="ce2"/>
          <table:table-cell table:number-columns-repeated="251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ooc:=SUM([Account.C4:Dashboard.C4])" office:value-type="float" office:value="260">
            <text:p>260</text:p>
          </table:table-cell>
          <table:table-cell table:style-name="ce28"/>
          <table:table-cell table:style-name="ce2"/>
          <table:table-cell table:number-columns-repeated="251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29"/>
          <table:table-cell table:style-name="ce2"/>
          <table:table-cell table:number-columns-repeated="251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3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3" office:value-type="string">
            <text:p>1.1</text:p>
          </table:table-cell>
          <table:table-cell table:style-name="ce31" office:value-type="string">
            <text:p>Update many case 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3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3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3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3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3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4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4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5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PLT_17.001,PLT_18.001,PLT_19.001,PLT_20.001,PLT_21.001,PLT_22.001,PLT_09.004,PLT_09.005,PLT_13.001, PLT_01.026, PLT_24.001,PLT_24.002,PLT_24.003,PLT_24.004,PLT_24.005,PLT_24.006,PLT_24.007,PLT_24.008,PLT_24.009,PLT_24.010,PLT_24.011,PLT_24.012,PLT_24.013,PLT_24.014,PLT_24.015,PLT_24.016,PLT_24.017,PLT_24.018,PLT_24.019,PLT_24.020,LT_24.021,LT_24.022,LT_24.023,LT_24.024,LT_24.025,PLT_16.001,PLT_16.002</text:span></text:p>
          </table:table-cell>
          <table:table-cell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6" office:value-type="float" office:value="2">
            <text:p>2.0</text:p>
          </table:table-cell>
          <table:table-cell table:style-name="ce23" office:value-type="string">
            <text:p>PLT_07_03_001: GA1 does not exist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5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5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5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5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15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15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5" office:value-type="string">
            <text:p>27- Dec – 2010</text:p>
          </table:table-cell>
          <table:table-cell table:style-name="ce15" office:value-type="float" office:value="2.6">
            <text:p>2.6</text:p>
          </table:table-cell>
          <table:table-cell table:style-name="ce15" office:value-type="string">
            <text:p>Update with new format</text:p>
          </table:table-cell>
          <table:table-cell table:style-name="ce15" office:value-type="string">
            <text:p>hang.nguyen</text:p>
          </table:table-cell>
          <table:table-cell table:style-name="ce15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250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3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1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2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3">
          <table:table-cell table:style-name="ce46" office:value-type="string" table:number-columns-spanned="2" table:number-rows-spanned="1">
            <text:p>Account: Register new account</text:p>
          </table:table-cell>
          <table:covered-table-cell table:style-name="Default"/>
          <table:table-cell table:style-name="Default"/>
          <table:table-cell table:style-name="ce99"/>
          <table:table-cell table:number-columns-repeated="252"/>
        </table:table-row>
        <table:table-row table:style-name="ro8">
          <table:table-cell table:style-name="ce47" office:value-type="string">
            <text:p>FNC_GTN_PLT_ACC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4</text:p>
          </table:table-cell>
          <table:table-cell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5</text:p>
          </table:table-cell>
          <table:table-cell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8</text:p>
          </table:table-cell>
          <table:table-cell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09</text:p>
          </table:table-cell>
          <table:table-cell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0</text:p>
          </table:table-cell>
          <table:table-cell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4</text:p>
          </table:table-cell>
          <table:table-cell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5</text:p>
          </table:table-cell>
          <table:table-cell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6</text:p>
          </table:table-cell>
          <table:table-cell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7</text:p>
          </table:table-cell>
          <table:table-cell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8</text:p>
          </table:table-cell>
          <table:table-cell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2</text:p>
          </table:table-cell>
          <table:table-cell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3</text:p>
          </table:table-cell>
          <table:table-cell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4</text:p>
          </table:table-cell>
          <table:table-cell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5</text:p>
          </table:table-cell>
          <table:table-cell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6</text:p>
          </table:table-cell>
          <table:table-cell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ACC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TODO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CR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3</text:p>
          </table:table-cell>
          <table:table-cell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4</text:p>
          </table:table-cell>
          <table:table-cell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5</text:p>
          </table:table-cell>
          <table:table-cell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6</text:p>
          </table:table-cell>
          <table:table-cell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7</text:p>
          </table:table-cell>
          <table:table-cell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8</text:p>
          </table:table-cell>
          <table:table-cell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09</text:p>
          </table:table-cell>
          <table:table-cell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0</text:p>
          </table:table-cell>
          <table:table-cell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1</text:p>
          </table:table-cell>
          <table:table-cell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3</text:p>
          </table:table-cell>
          <table:table-cell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4</text:p>
          </table:table-cell>
          <table:table-cell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5</text:p>
          </table:table-cell>
          <table:table-cell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6</text:p>
          </table:table-cell>
          <table:table-cell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7</text:p>
          </table:table-cell>
          <table:table-cell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8</text:p>
          </table:table-cell>
          <table:table-cell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2</text:p>
          </table:table-cell>
          <table:table-cell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3</text:p>
          </table:table-cell>
          <table:table-cell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4</text:p>
          </table:table-cell>
          <table:table-cell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CR_25.025</text:p>
          </table:table-cell>
          <table:table-cell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FNC_GTN_PLT_ACR_25.026</text:p>
          </table:table-cell>
          <table:table-cell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3">
          <table:table-cell table:style-name="ce50" office:value-type="string">
            <text:p>FNC_GTN_PLT_ACR_25.027</text:p>
          </table:table-cell>
          <table:table-cell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FNC_GTN_PLT_ACR_26.001</text:p>
          </table:table-cell>
          <table:table-cell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FNC_GTN_PLT_ORG_02_01.001</text:p>
          </table:table-cell>
          <table:table-cell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ORG_02_01.002</text:p>
          </table:table-cell>
          <table:table-cell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1.003</text:p>
          </table:table-cell>
          <table:table-cell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ORG_02_01.004</text:p>
          </table:table-cell>
          <table:table-cell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2_02.001</text:p>
          </table:table-cell>
          <table:table-cell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2.002</text:p>
          </table:table-cell>
          <table:table-cell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2.003</text:p>
          </table:table-cell>
          <table:table-cell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2.004</text:p>
          </table:table-cell>
          <table:table-cell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2.005</text:p>
          </table:table-cell>
          <table:table-cell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2.006</text:p>
          </table:table-cell>
          <table:table-cell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2.007</text:p>
          </table:table-cell>
          <table:table-cell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2_03.001</text:p>
          </table:table-cell>
          <table:table-cell office:value-type="string">
            <text:p>Check Edit use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GTN_PLT_ORG_02_03.002</text:p>
          </table:table-cell>
          <table:table-cell office:value-type="string">
            <text:p>Edit First Name of user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3.003</text:p>
          </table:table-cell>
          <table:table-cell office:value-type="string">
            <text:p>Edit Last Name of user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3.004</text:p>
          </table:table-cell>
          <table:table-cell office:value-type="string">
            <text:p>Check Editing Email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3.005</text:p>
          </table:table-cell>
          <table:table-cell office:value-type="string">
            <text:p>Check Editing Password in Community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GTN_PLT_ORG_02_03.007</text:p>
          </table:table-cell>
          <table:table-cell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GTN_PLT_ORG_02_03.009</text:p>
          </table:table-cell>
          <table:table-cell office:value-type="string">
            <text:p>Remove user role in Community Management with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3.010</text:p>
          </table:table-cell>
          <table:table-cell office:value-type="string">
            <text:p>Remove user role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7" office:value-type="string">
            <text:p>FNC_GTN_PLT_ORG_02_04.001</text:p>
          </table:table-cell>
          <table:table-cell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2_04.002</text:p>
          </table:table-cell>
          <table:table-cell office:value-type="string">
            <text:p>Delete specific user from existing users list in Community Managemen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office:value-type="string">
            <text:p>FNC_GTN_PLT_ORG_02_04.003</text:p>
          </table:table-cell>
          <table:table-cell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1.001</text:p>
          </table:table-cell>
          <table:table-cell office:value-type="string">
            <text:p>Check showing Group Management form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2.001</text:p>
          </table:table-cell>
          <table:table-cell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2</text:p>
          </table:table-cell>
          <table:table-cell office:value-type="string">
            <text:p>Add new group with blank required field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3</text:p>
          </table:table-cell>
          <table:table-cell office:value-type="string">
            <text:p>Add new group when Name starts with numb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5</text:p>
          </table:table-cell>
          <table:table-cell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6</text:p>
          </table:table-cell>
          <table:table-cell office:value-type="string">
            <text:p>Add new group with Name contains spac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7</text:p>
          </table:table-cell>
          <table:table-cell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8</text:p>
          </table:table-cell>
          <table:table-cell office:value-type="string">
            <text:p>Add new group when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09</text:p>
          </table:table-cell>
          <table:table-cell office:value-type="string">
            <text:p>Add new group with blank label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10</text:p>
          </table:table-cell>
          <table:table-cell office:value-type="string">
            <text:p>Add new group with label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11</text:p>
          </table:table-cell>
          <table:table-cell office:value-type="string">
            <text:p>Add new group with Description over 255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12</text:p>
          </table:table-cell>
          <table:table-cell table:style-name="ce63" office:value-type="string">
            <text:p>Add new group same name with existing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2.013</text:p>
          </table:table-cell>
          <table:table-cell office:value-type="string">
            <text:p>Add new group when Group Name starts with <text:s/>do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3.001</text:p>
          </table:table-cell>
          <table:table-cell table:style-name="ce63" office:value-type="string">
            <text:p>Edit group without selecting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09in" table:end-y="0.0028in" draw:z-index="3" draw:name="http://jira.exoplatform.org/images/icons/link_out_bot.gif" draw:style-name="gr1" draw:text-style-name="P1" svg:width="0.5161in" svg:height="0.2157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3.003</text:p>
          </table:table-cell>
          <table:table-cell table:style-name="ce63" office:value-type="string">
            <text:p>Edit group with blank Label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3.004</text:p>
          </table:table-cell>
          <table:table-cell table:style-name="ce63" office:value-type="string">
            <text:p>Edit group with Label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3.005</text:p>
          </table:table-cell>
          <table:table-cell table:style-name="ce63" office:value-type="string">
            <text:p>Edit group with Label contains spac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3.006</text:p>
          </table:table-cell>
          <table:table-cell table:style-name="ce63" office:value-type="string">
            <text:p>Edit Description of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4.001</text:p>
          </table:table-cell>
          <table:table-cell table:style-name="ce63" office:value-type="string">
            <text:p>Delete group with deleting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2</text:p>
          </table:table-cell>
          <table:table-cell office:value-type="string">
            <text:p>Delete group without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3</text:p>
          </table:table-cell>
          <table:table-cell office:value-type="string">
            <text:p>Delete group without selecting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7</text:p>
          </table:table-cell>
          <table:table-cell table:style-name="ce63" office:value-type="string">
            <text:p>Check <text:s/>existing of deleted group's navigation</text:p>
          </table:table-cell>
          <table:table-cell office:value-type="string">
            <text:p>Medium</text:p>
          </table:table-cell>
          <table:table-cell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8</text:p>
          </table:table-cell>
          <table:table-cell table:style-name="ce63" office:value-type="string">
            <text:p>Delete group when it is being used by himself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09</text:p>
          </table:table-cell>
          <table:table-cell table:style-name="ce63" office:value-type="string">
            <text:p>Delete group when it is being used by anoth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office:value-type="string">
            <text:p>FNC_GTN_PLT_ORG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5.001</text:p>
          </table:table-cell>
          <table:table-cell table:style-name="ce63" office:value-type="string">
            <text:p>Add user into group without specify anyon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5</text:p>
          </table:table-cell>
          <table:table-cell table:style-name="ce63" office:value-type="string">
            <text:p>Add an user into a group with different role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6</text:p>
          </table:table-cell>
          <table:table-cell table:style-name="ce63" office:value-type="string">
            <text:p>Add an user into a group with the same exiting ro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7</text:p>
          </table:table-cell>
          <table:table-cell office:value-type="string">
            <text:p>Add duplicate user into a group with the same ro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8</text:p>
          </table:table-cell>
          <table:table-cell office:value-type="string">
            <text:p>Add some user into group and after delete an user 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09</text:p>
          </table:table-cell>
          <table:table-cell table:style-name="ce63" office:value-type="string">
            <text:p>Add user into group without specify any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11</text:p>
          </table:table-cell>
          <table:table-cell table:style-name="ce64" office:value-type="string">
            <text:p>Add multi users into group 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5.012</text:p>
          </table:table-cell>
          <table:table-cell office:value-type="string">
            <text:p>Add some users into group in case after comma has space</text:p>
            <text:p><text:s text:c="2"/>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6.001</text:p>
          </table:table-cell>
          <table:table-cell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6.002</text:p>
          </table:table-cell>
          <table:table-cell office:value-type="string">
            <text:p>Edit membership with existing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6.003</text:p>
          </table:table-cell>
          <table:table-cell office:value-type="string">
            <text:p>Edit membership of user which was deleted from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6.004</text:p>
          </table:table-cell>
          <table:table-cell office:value-type="string">
            <text:p>Edit membership which was removed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7.002</text:p>
          </table:table-cell>
          <table:table-cell table:style-name="ce63" office:value-type="string">
            <text:p>Remove user from existing group without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7.004</text:p>
          </table:table-cell>
          <table:table-cell office:value-type="string">
            <text:p>Check showing group's pages list after user was removed from group with 1 ro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3_07.005</text:p>
          </table:table-cell>
          <table:table-cell office:value-type="string">
            <text:p>Check edit membership of user which removed from group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1.001</text:p>
          </table:table-cell>
          <table:table-cell office:value-type="string">
            <text:p>Check showing existing membership type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2.001</text:p>
          </table:table-cell>
          <table:table-cell office:value-type="string">
            <text:p>Add new blank name membership in Membership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2.003</text:p>
          </table:table-cell>
          <table:table-cell office:value-type="string">
            <text:p>Add new membership with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2.004</text:p>
          </table:table-cell>
          <table:table-cell office:value-type="string">
            <text:p>Add new membership with name the same with existing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2.005</text:p>
          </table:table-cell>
          <table:table-cell office:value-type="string">
            <text:p>Add New Membership with Description over 255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8">
          <table:table-cell office:value-type="string">
            <text:p>FNC_GTN_PLT_ORG_04_02.006</text:p>
          </table:table-cell>
          <table:table-cell office:value-type="string">
            <text:p>Check Reset function in Add new membership form</text:p>
          </table:table-cell>
          <table:table-cell office:value-type="string">
            <text:p>Low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3.001</text:p>
          </table:table-cell>
          <table:table-cell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7" office:value-type="string">
            <text:p>FNC_GTN_PLT_ORG_04_04.001</text:p>
          </table:table-cell>
          <table:table-cell office:value-type="string">
            <text:p>Delete membership with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4.002</text:p>
          </table:table-cell>
          <table:table-cell office:value-type="string">
            <text:p>Delete membership without confirma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4.003</text:p>
          </table:table-cell>
          <table:table-cell office:value-type="string">
            <text:p>Delete Membership while it is being used by himself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4.004</text:p>
          </table:table-cell>
          <table:table-cell office:value-type="string">
            <text:p>Delete Membership while it is being used by anoth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office:value-type="string">
            <text:p>FNC_GTN_PLT_ORG_04_04.005</text:p>
          </table:table-cell>
          <table:table-cell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4.006</text:p>
          </table:table-cell>
          <table:table-cell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office:value-type="string">
            <text:p>FNC_GTN_PLT_ORG_04_04.007</text:p>
          </table:table-cell>
          <table:table-cell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49" office:value-type="string">
            <text:p>FNC_GTN_PLT_APPR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2</text:p>
          </table:table-cell>
          <table:table-cell table:style-name="ce51" office:value-type="string">
            <text:p>Add new blank name category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3</text:p>
          </table:table-cell>
          <table:table-cell office:value-type="string">
            <text:p>Add new category with name starts with number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5</text:p>
          </table:table-cell>
          <table:table-cell office:value-type="string">
            <text:p>Add new category with name <text:s/>contains alpha, digit, underscore and dash in the middl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6</text:p>
          </table:table-cell>
          <table:table-cell office:value-type="string">
            <text:p>Add new category with special characters in nam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09</text:p>
          </table:table-cell>
          <table:table-cell table:style-name="ce51" office:value-type="string">
            <text:p>Add new category with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0</text:p>
          </table:table-cell>
          <table:table-cell table:style-name="ce51" office:value-type="string">
            <text:p>Add category with blank Display Name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2</text:p>
          </table:table-cell>
          <table:table-cell table:style-name="ce51" office:value-type="string">
            <text:p>Add new category with blank Description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3</text:p>
          </table:table-cell>
          <table:table-cell table:style-name="ce51" office:value-type="string">
            <text:p>Add new category with Description over max length</text:p>
          </table:table-cell>
          <table:table-cell office:value-type="string">
            <text:p>Medium</text:p>
          </table:table-cell>
          <table:table-cell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7</text:p>
          </table:table-cell>
          <table:table-cell table:style-name="ce51" office:value-type="string">
            <text:p>Add new category without choosing any permission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1.018</text:p>
          </table:table-cell>
          <table:table-cell table:style-name="ce51" office:value-type="string">
            <text:p>Add new category without confirmation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5_02.001</text:p>
          </table:table-cell>
          <table:table-cell table:style-name="ce51" office:value-type="string">
            <text:p>Edit Display name of category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2</text:p>
          </table:table-cell>
          <table:table-cell table:style-name="ce65" office:value-type="string">
            <text:p>Edit Description of category</text:p>
          </table:table-cell>
          <table:table-cell office:value-type="string">
            <text:p>Medium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/>
          <table:table-cell table:style-name="ce93" office:value-type="string">
            <text:p>2 browser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5_03.001</text:p>
          </table:table-cell>
          <table:table-cell office:value-type="string">
            <text:p>Delete category in Application when it has no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3.002</text:p>
          </table:table-cell>
          <table:table-cell office:value-type="string">
            <text:p>Delete category in Application when it has no application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3.003</text:p>
          </table:table-cell>
          <table:table-cell office:value-type="string">
            <text:p>Delete category in Application when it has application(s)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3.004</text:p>
          </table:table-cell>
          <table:table-cell office:value-type="string">
            <text:p>Delete category in Application when it has application(s)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3.005</text:p>
          </table:table-cell>
          <table:table-cell table:style-name="ce51" office:value-type="string">
            <text:p>Delete all category in Applic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3.006</text:p>
          </table:table-cell>
          <table:table-cell table:style-name="ce51" office:value-type="string">
            <text:p>Delete category when it is being used by himself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3.007</text:p>
          </table:table-cell>
          <table:table-cell table:style-name="ce51" office:value-type="string">
            <text:p>Delete category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5_04.001</text:p>
          </table:table-cell>
          <table:table-cell table:style-name="ce51" office:value-type="string">
            <text:p>Import application from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5_06.001</text:p>
          </table:table-cell>
          <table:table-cell office:value-type="string">
            <text:p>Limit access right for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FNC_GTN_PLT_APPR_05_06.002</text:p>
          </table:table-cell>
          <table:table-cell office:value-type="string">
            <text:p>Public application in public catego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1" office:value-type="string">
            <text:p>FNC_GTN_PLT_APPR_05_06.003</text:p>
          </table:table-cell>
          <table:table-cell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FNC_GTN_PLT_APPR_05_06.004</text:p>
          </table:table-cell>
          <table:table-cell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5_07.001</text:p>
          </table:table-cell>
          <table:table-cell table:style-name="ce51" office:value-type="string">
            <text:p>Edit application of specific category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5_08.001</text:p>
          </table:table-cell>
          <table:table-cell table:style-name="ce51" office:value-type="string">
            <text:p>Delete application in specific category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8.002</text:p>
          </table:table-cell>
          <table:table-cell table:style-name="ce51" office:value-type="string">
            <text:p>Delete application in specific category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6.001</text:p>
          </table:table-cell>
          <table:table-cell table:style-name="ce66" office:value-type="string">
            <text:p>Show portlets lis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6.002</text:p>
          </table:table-cell>
          <table:table-cell table:style-name="ce66" office:value-type="string">
            <text:p>Show portlet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7_01.001</text:p>
          </table:table-cell>
          <table:table-cell table:style-name="ce67" office:value-type="string">
            <text:p>Check showing gadget details info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7_02.001</text:p>
          </table:table-cell>
          <table:table-cell table:style-name="ce51" office:value-type="string">
            <text:p>Add a remote gadget with URL blank in Application Registry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2.003</text:p>
          </table:table-cell>
          <table:table-cell table:style-name="ce51" office:value-type="string">
            <text:p>Add a remote gadget with invalid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number-columns-repeated="253"/>
        </table:table-row>
        <table:table-row table:style-name="ro8">
          <table:table-cell table:style-name="ce50" office:value-type="string">
            <text:p>FNC_GTN_PLT_APPR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2.008</text:p>
          </table:table-cell>
          <table:table-cell table:style-name="ce68" office:value-type="string">
            <text:p>Add a remote gadget into category when don't have any categories</text:p>
          </table:table-cell>
          <table:table-cell table:style-name="ce96"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 table:style-name="Default"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 table:style-name="Default"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 table:style-name="Default"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8">
          <table:table-cell table:style-name="ce49" office:value-type="string">
            <text:p>FNC_GTN_PLT_APPR_07_04.001</text:p>
          </table:table-cell>
          <table:table-cell table:style-name="ce51" office:value-type="string">
            <text:p>Create new gadget by inputing 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2</text:p>
          </table:table-cell>
          <table:table-cell table:style-name="ce51" office:value-type="string">
            <text:p>Create new gadget with invalid sourc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6</text:p>
          </table:table-cell>
          <table:table-cell table:style-name="ce51" office:value-type="string">
            <text:p>Create new gadget with blank nam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7</text:p>
          </table:table-cell>
          <table:table-cell table:style-name="ce51" office:value-type="string">
            <text:p>Create new gadget with name start by special char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8</text:p>
          </table:table-cell>
          <table:table-cell table:style-name="ce51" office:value-type="string">
            <text:p>Create new gadget with name start by number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09</text:p>
          </table:table-cell>
          <table:table-cell table:style-name="ce51" office:value-type="string">
            <text:p>Create new gadget with name is the same with existing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10</text:p>
          </table:table-cell>
          <table:table-cell table:style-name="ce51" office:value-type="string">
            <text:p>Create new gadget with name contains spac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12</text:p>
          </table:table-cell>
          <table:table-cell table:style-name="ce51" office:value-type="string">
            <text:p>Create new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4.013</text:p>
          </table:table-cell>
          <table:table-cell table:style-name="ce51" office:value-type="string">
            <text:p>Create new gadget with name less than 2 or over 50 characters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7_05.001</text:p>
          </table:table-cell>
          <table:table-cell table:style-name="ce51" office:value-type="string">
            <text:p>Edit a specific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5.002</text:p>
          </table:table-cell>
          <table:table-cell table:style-name="ce70" office:value-type="string">
            <text:p>Edit invalid a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7_06.001</text:p>
          </table:table-cell>
          <table:table-cell table:style-name="ce51" office:value-type="string">
            <text:p>Check Refresh information for remote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6.002</text:p>
          </table:table-cell>
          <table:table-cell table:style-name="ce51" office:value-type="string">
            <text:p>Check Refresh information for local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07_07.001</text:p>
          </table:table-cell>
          <table:table-cell table:style-name="ce51" office:value-type="string">
            <text:p>Delete gadget with confirm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7.002</text:p>
          </table:table-cell>
          <table:table-cell table:style-name="ce51" office:value-type="string">
            <text:p>Delete gadget without confirmation</text:p>
          </table:table-cell>
          <table:table-cell office:value-type="string">
            <text:p>Low</text:p>
          </table:table-cell>
          <table:table-cell table:number-columns-repeated="253"/>
        </table:table-row>
        <table:table-row table:style-name="ro8">
          <table:table-cell table:style-name="ce50" office:value-type="string">
            <text:p>FNC_GTN_PLT_APPR_07_07.003</text:p>
          </table:table-cell>
          <table:table-cell table:style-name="ce51" office:value-type="string">
            <text:p>Check delete gadget when it is being used by another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49" office:value-type="string">
            <text:p>FNC_GTN_PLT_APPR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FNC_GTN_PLT_APPR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number-columns-repeated="253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8">
          <table:table-cell table:style-name="ce52" office:value-type="string">
            <text:p>FNC_GTN_PLT_OTHERS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2" office:value-type="string">
            <text:p>FNC_GTN_PLT_OTHERS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3" office:value-type="string">
            <text:p>FNC_GTN_PLT_OTHERS_09.002</text:p>
          </table:table-cell>
          <table:table-cell table:style-name="ce74" office:value-type="string">
            <text:p>Check listing pages at the same level in Site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OTHERS_09.003</text:p>
          </table:table-cell>
          <table:table-cell table:style-name="ce75" office:value-type="string">
            <text:p>Show sitemap after chose new portal to show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OTHERS_09.004</text:p>
          </table:table-cell>
          <table:table-cell table:style-name="ce76" office:value-type="string">
            <text:p>Check showing sitemap in different skins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OTHERS_09.005</text:p>
          </table:table-cell>
          <table:table-cell table:style-name="ce77" office:value-type="string">
            <text:p>Check showing when select to the page listed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OTHERS_09.006</text:p>
          </table:table-cell>
          <table:table-cell table:style-name="ce78" office:value-type="string">
            <text:p>Check showing when click Expand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3" office:value-type="string">
            <text:p>FNC_GTN_PLT_OTHERS_09.007</text:p>
          </table:table-cell>
          <table:table-cell table:style-name="ce78" office:value-type="string">
            <text:p>Check showing when click Collapse All in site map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17.001</text:p>
          </table:table-cell>
          <table:table-cell table:style-name="ce59" office:value-type="string">
            <text:p>Check showing in exo Star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18.001</text:p>
          </table:table-cell>
          <table:table-cell table:style-name="ce79" office:value-type="string">
            <text:p>Check showing User Toolbar Site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19.001</text:p>
          </table:table-cell>
          <table:table-cell table:style-name="ce79" office:value-type="string">
            <text:p>Check showing User Toolbar Group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20.001</text:p>
          </table:table-cell>
          <table:table-cell table:style-name="ce78" office:value-type="string">
            <text:p>Check showing User Toolbar Dashboard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21.001</text:p>
          </table:table-cell>
          <table:table-cell table:style-name="ce80" office:value-type="string">
            <text:p>Check displaying Site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22.001</text:p>
          </table:table-cell>
          <table:table-cell table:style-name="ce80" office:value-type="string">
            <text:p>Check displaying Group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23.001</text:p>
          </table:table-cell>
          <table:table-cell table:style-name="ce80" office:value-type="string">
            <text:p>Check displaying User Navigation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8">
          <table:table-cell table:style-name="ce52" office:value-type="string">
            <text:p>FNC_GTN_PLT_OTHERS_24.001</text:p>
          </table:table-cell>
          <table:table-cell table:style-name="ce78" office:value-type="string">
            <text:p>Check showing in Admin toolbar portl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7">
          <table:table-cell table:style-name="ce52" office:value-type="string">
            <text:p>FNC_GTN_PLT_DASHBOARD_10.001</text:p>
          </table:table-cell>
          <table:table-cell table:style-name="ce51" office:value-type="string">
            <text:p>Show Dashboard form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2" office:value-type="string">
            <text:p>FNC_GTN_PLT_DASHBOARD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/>
          <table:table-cell office:value-type="string">
            <text:p>OK</text:p>
          </table:table-cell>
          <table:table-cell table:number-columns-repeated="251"/>
        </table:table-row>
        <table:table-row table:style-name="ro7">
          <table:table-cell table:style-name="ce53" office:value-type="string">
            <text:p>FNC_GTN_PLT_DASHBOARD_11.002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3" office:value-type="string">
            <text:p>FNC_GTN_PLT_DASHBOARD_11.003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3" office:value-type="string">
            <text:p>FNC_GTN_PLT_DASHBOARD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2" office:value-type="string">
            <text:p>FNC_GTN_PLT_DASHBOARD_12.001</text:p>
          </table:table-cell>
          <table:table-cell table:style-name="ce81" office:value-type="string">
            <text:p>Drag &amp; drop gadget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4" office:value-type="string">
            <text:p>FNC_GTN_PLT_DASHBOARD_12.002</text:p>
          </table:table-cell>
          <table:table-cell table:style-name="ce72" office:value-type="string">
            <text:p>Change position of gadget in Dashboard </text:p>
          </table:table-cell>
          <table:table-cell office:value-type="string">
            <text:p>Medium</text:p>
          </table:table-cell>
          <table:table-cell table:number-columns-repeated="253"/>
        </table:table-row>
        <table:table-row table:style-name="ro7">
          <table:table-cell table:style-name="ce52" office:value-type="string">
            <text:p>FNC_GTN_PLT_DASHBOARD_13.001</text:p>
          </table:table-cell>
          <table:table-cell table:style-name="ce81" office:value-type="string">
            <text:p>Add new tab for Dashboard with valid value</text:p>
          </table:table-cell>
          <table:table-cell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FNC_GTN_PLT_DASHBOARD_13.002</text:p>
          </table:table-cell>
          <table:table-cell table:style-name="ce81" office:value-type="string">
            <text:p>Add new tab for Dashboard starts with number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FNC_GTN_PLT_DASHBOARD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FNC_GTN_PLT_DASHBOARD_13.004</text:p>
          </table:table-cell>
          <table:table-cell table:style-name="ce83" office:value-type="string">
            <text:p>Add new tab for Dashboard contains special character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FNC_GTN_PLT_DASHBOARD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4" office:value-type="string">
            <text:p>FNC_GTN_PLT_DASHBOARD_13.006</text:p>
          </table:table-cell>
          <table:table-cell table:style-name="ce84" office:value-type="string">
            <text:p>Add new tab for Dashboard includes some space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2" office:value-type="string">
            <text:p>FNC_GTN_PLT_DASHBOARD_14.001</text:p>
          </table:table-cell>
          <table:table-cell table:style-name="ce81" office:value-type="string">
            <text:p>Edit tab for Dashboard with valid values</text:p>
          </table:table-cell>
          <table:table-cell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FNC_GTN_PLT_DASHBOARD_14.002</text:p>
          </table:table-cell>
          <table:table-cell table:style-name="ce85" office:value-type="string">
            <text:p>Edit tab for Dashboard with invalid value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FNC_GTN_PLT_DASHBOARD_14.003</text:p>
          </table:table-cell>
          <table:table-cell table:style-name="ce85" office:value-type="string">
            <text:p>Edit tab for Dashboard with some spaces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2" office:value-type="string">
            <text:p>FNC_GTN_PLT_DASHBOARD_15.001</text:p>
          </table:table-cell>
          <table:table-cell table:style-name="ce85" office:value-type="string">
            <text:p>Delete tab for Dashboard</text:p>
          </table:table-cell>
          <table:table-cell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FNC_GTN_PLT_DASHBOARD_15.002</text:p>
          </table:table-cell>
          <table:table-cell table:style-name="ce81" office:value-type="string">
            <text:p>Delete tab for Dashboard without confirmation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7">
          <table:table-cell table:style-name="ce53" office:value-type="string">
            <text:p>FNC_GTN_PLT_DASHBOARD_15.003</text:p>
          </table:table-cell>
          <table:table-cell table:style-name="ce85" office:value-type="string">
            <text:p>Delete the last tab for Dashboard</text:p>
          </table:table-cell>
          <table:table-cell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0">
          <table:table-cell table:style-name="ce55"/>
          <table:table-cell table:style-name="ce61" table:number-columns-repeated="3"/>
          <table:table-cell table:formula="oooc:=COUNTA([.E3:.E268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Medium&quot;)" office:value-type="float" office:value="2">
            <text:p>2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TODO&quot;)" office:value-type="float" office:value="1">
            <text:p>1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OK&quot;)" office:value-type="float" office:value="137">
            <text:p>137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0">
          <table:table-cell table:style-name="ce55"/>
          <table:table-cell table:style-name="ce61" table:number-columns-repeated="3"/>
          <table:table-cell table:formula="oooc:=COUNTIF([.E3:.E268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0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0" table:number-rows-repeated="10">
          <table:table-cell table:style-name="ce56"/>
          <table:table-cell table:style-name="Default" table:number-columns-repeated="3"/>
          <table:table-cell table:number-columns-repeated="252"/>
        </table:table-row>
        <table:table-row table:style-name="ro10">
          <table:table-cell table:style-name="ce56"/>
          <table:table-cell table:style-name="Default" table:number-columns-repeated="3"/>
          <table:table-cell table:number-columns-repeated="252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10"/>
        <table:table-column table:style-name="co13" table:default-cell-style-name="ce48"/>
        <table:table-column table:style-name="co10" table:default-cell-style-name="ce118"/>
        <table:table-column table:style-name="co14" table:default-cell-style-name="ce122"/>
        <table:table-column table:style-name="co15" table:default-cell-style-name="ce124"/>
        <table:table-column table:style-name="co16" table:default-cell-style-name="ce124"/>
        <table:table-column table:style-name="co17" table:default-cell-style-name="ce124"/>
        <table:table-column table:style-name="co18" table:default-cell-style-name="ce102"/>
        <table:table-column table:style-name="co10" table:default-cell-style-name="ce124"/>
        <table:table-column table:style-name="co10" table:default-cell-style-name="ce132"/>
        <table:table-column table:style-name="co10" table:number-columns-repeated="6" table:default-cell-style-name="ce124"/>
        <table:table-column table:style-name="co10" table:number-columns-repeated="2" table:default-cell-style-name="ce132"/>
        <table:table-column table:style-name="co10" table:number-columns-repeated="238" table:default-cell-style-name="ce137"/>
        <table:table-row table:style-name="ro18">
          <table:table-cell table:style-name="ce107"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style-name="Default" table:number-columns-repeated="239"/>
        </table:table-row>
        <table:table-row table:style-name="ro18">
          <table:table-cell table:style-name="ce107"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style-name="Default" table:number-columns-repeated="239"/>
        </table:table-row>
        <table:table-row table:style-name="ro19">
          <table:table-cell table:style-name="ce107"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style-name="Default" table:number-columns-repeated="239"/>
        </table:table-row>
        <table:table-row table:style-name="ro20">
          <table:table-cell table:style-name="ce107"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style-name="Default" table:number-columns-repeated="239"/>
        </table:table-row>
        <table:table-row table:style-name="ro21">
          <table:table-cell table:style-name="ce107" table:number-columns-repeated="3"/>
          <table:table-cell table:style-name="ce121"/>
          <table:table-cell table:style-name="ce107" table:number-columns-repeated="2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style-name="Default"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22">
          <table:table-cell table:style-name="ce109" office:value-type="float" office:value="1">
            <text:p>001</text:p>
          </table:table-cell>
          <table:table-cell office:value-type="string">
            <text:p>FNC_GTN_PLT_ACC_01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GTN_PLT_ACC_01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High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GTN_PLT_ACC_01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GTN_PLT_ACC_0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3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GTN_PLT_ACC_0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office:value-type="string">
            <text:p>Medium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2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GTN_PLT_ACC_0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office:value-type="string">
            <text:p>Register a new account with valid values (e.g: brice.revenant)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High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GTN_PLT_ACC_0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GTN_PLT_ACC_0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GTN_PLT_ACC_0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style-name="ce102"/>
          <table:table-cell table:number-columns-repeated="6"/>
          <table:table-cell table:style-name="ce102" table:number-columns-repeated="2"/>
          <table:table-cell table:number-columns-repeated="238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GTN_PLT_ACC_0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GTN_PLT_ACC_0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GTN_PLT_ACC_0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GTN_PLT_ACC_0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GTN_PLT_ACC_0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GTN_PLT_ACC_0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User 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GTN_PLT_ACC_0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GTN_PLT_ACC_0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GTN_PLT_ACC_0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GTN_PLT_ACC_01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GTN_PLT_ACC_01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GTN_PLT_ACC_0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, please enter a different name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GTN_PLT_ACC_01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GTN_PLT_ACC_01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GTN_PLT_ACC_01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GTN_PLT_ACC_01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user name can not be empty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FNC_GTN_PLT_ACC_01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GTN_PLT_ACC_01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GTN_PLT_ACC_01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GTN_PLT_ACC_01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FNC_GTN_PLT_ACC_01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GTN_PLT_ACC_0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FNC_GTN_PLT_ACC_01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GTN_PLT_ACC_01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FNC_GTN_PLT_ACC_01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GTN_PLT_ACC_01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GTN_PLT_ACC_01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GTN_PLT_ACC_01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FNC_GTN_PLT_ACC_01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GTN_PLT_ACC_01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FNC_GTN_PLT_ACC_01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GTN_PLT_ACC_0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FNC_GTN_PLT_ACC_01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GTN_PLT_ACC_01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FNC_GTN_PLT_ACC_01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GTN_PLT_ACC_01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FNC_GTN_PLT_ACC_01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9"/>
          <table:table-cell table:style-name="ce138" table:number-columns-repeated="238"/>
        </table:table-row>
        <table:table-row table:style-name="ro2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GTN_PLT_ACC_01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9"/>
          <table:table-cell table:style-name="ce138" table:number-columns-repeated="238"/>
        </table:table-row>
        <table:table-row table:style-name="ro22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FNC_GTN_PLT_ACC_01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GTN_PLT_ACC_01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FNC_GTN_PLT_ACC_01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GTN_PLT_ACC_0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when First/Last Name less than1 <text:s/>or over 45 characters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 The length of the text in field "First/Last Name:" must be between "1" and "45" characters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FNC_GTN_PLT_ACC_01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GTN_PLT_ACC_01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FNC_GTN_PLT_ACC_01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GTN_PLT_ACC_01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GTN_PLT_ACC_01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FNC_GTN_PLT_ACC_01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GTN_PLT_ACC_01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hen select language for user</text:p>
          </table:table-cell>
          <table:table-cell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GTN_PLT_ACC_01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office:value-type="string">
            <text:p>Portal\private mode\Group\Organization\New Staff</text:p>
          </table:table-cell>
          <table:table-cell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office:value-type="string">
            <text:p>FNC_GTN_PLT_ACC_01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office:value-type="string">
            <text:p>Step 1: Show register new account form</text:p>
          </table:table-cell>
          <table:table-cell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GTN_PLT_ACC_0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GTN_PLT_ACC_01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7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GTN_PLT_ACC_01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7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GTN_PLT_ACC_01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3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GTN_PLT_ACC_01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22">
          <table:table-cell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GTN_PLT_ACC_01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office:value-type="string">
            <text:p>Medium</text:p>
          </table:table-cell>
          <table:table-cell table:style-name="Default" table:number-columns-repeated="247"/>
        </table:table-row>
        <table:table-row table:style-name="ro10">
          <table:table-cell table:style-name="ce107" table:number-columns-repeated="3"/>
          <table:table-cell table:style-name="ce121"/>
          <table:table-cell table:style-name="ce107"/>
          <table:table-cell table:style-name="ce127" table:number-columns-repeated="3"/>
          <table:table-cell table:style-name="ce107" table:number-columns-repeated="248"/>
        </table:table-row>
        <table:table-row table:style-name="ro10" table:number-rows-repeated="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10"/>
        <table:table-column table:style-name="co13" table:default-cell-style-name="ce139"/>
        <table:table-column table:style-name="co10" table:default-cell-style-name="ce118"/>
        <table:table-column table:style-name="co14" table:default-cell-style-name="ce140"/>
        <table:table-column table:style-name="co15" table:default-cell-style-name="ce124"/>
        <table:table-column table:style-name="co16" table:default-cell-style-name="ce124"/>
        <table:table-column table:style-name="co17" table:default-cell-style-name="ce102"/>
        <table:table-column table:style-name="co18" table:default-cell-style-name="ce102"/>
        <table:table-column table:style-name="co10" table:default-cell-style-name="ce124"/>
        <table:table-column table:style-name="co10" table:number-columns-repeated="247" table:default-cell-style-name="Default"/>
        <table:table-row table:style-name="ro18">
          <table:table-cell table:style-name="ce107"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 table:style-name="ce107"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 table:style-name="ce107"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0">
          <table:table-cell table:style-name="ce107"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 table:style-name="ce107" table:number-columns-repeated="3"/>
          <table:table-cell table:style-name="ce121"/>
          <table:table-cell table:style-name="ce107" table:number-columns-repeated="2"/>
          <table:table-cell table:style-name="ce123"/>
          <table:table-cell table:style-name="ce131"/>
          <table:table-cell table:style-name="ce107" table:number-columns-repeated="2"/>
          <table:table-cell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office:value-type="string">
            <text:p>FNC_GTN_PLT_ACR_25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GTN_PLT_ACR_25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office:value-type="string">
            <text:p>Step 2: Complete adding new account with valid values</text:p>
          </table:table-cell>
          <table:table-cell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office:value-type="string">
            <text:p>Show message alerts 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GTN_PLT_ACR_25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office:value-type="string">
            <text:p>- Use admin account to go to User and Group management page</text:p>
            <text:p>- Choose User management tab </text:p>
          </table:table-cell>
          <table:table-cell office:value-type="string">
            <text:p>New added user is displayed in user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GTN_PLT_ACR_25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GTN_PLT_ACR_2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GTN_PLT_ACR_25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GTN_PLT_ACR_25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 but different by lower/upper case</text:p>
          </table:table-cell>
          <table:table-cell office:value-type="string">
            <text:p>Step 2: Create new same Username account</text:p>
          </table:table-cell>
          <table:table-cell office:value-type="string">
            <text:p>Create the second account with the same user name but different with existing by lower/upper case letters/full user name (e.g: Brice.Revenant)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8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GTN_PLT_ACR_25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GTN_PLT_ACR_25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blank required fields</text:p>
          </table:table-cell>
          <table:table-cell office:value-type="string">
            <text:p>Step 2: Complete adding new account without values for required fields</text:p>
          </table:table-cell>
          <table:table-cell office:value-type="string">
            <text:p>- Leave required fields (with *, all or some fields ) blank</text:p>
            <text:p>- Click <text:span text:style-name="T7">Subscribe</text:span></text:p>
          </table:table-cell>
          <table:table-cell office:value-type="string">
            <text:p>Show message lists blank required fields and alerts those fields must be fill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GTN_PLT_ACR_25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GTN_PLT_ACR_25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only <text:s/>alpha, digit, underscore, dash and dot characters are allowed for User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GTN_PLT_ACR_25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GTN_PLT_ACR_25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middle (e.g: 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GTN_PLT_ACR_25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GTN_PLT_ACR_2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1brice.revenant or 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User name must start with a character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GTN_PLT_ACR_25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GTN_PLT_ACR_25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User name the same with existing</text:p>
          </table:table-cell>
          <table:table-cell office:value-type="string">
            <text:p>Step 2: Create same User name account</text:p>
          </table:table-cell>
          <table:table-cell office:value-type="string">
            <text:p>Create new account with the same User name with existing user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GTN_PLT_ACR_25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GTN_PLT_ACR_25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User name must be from 3 to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GTN_PLT_ACR_25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GTN_PLT_ACR_25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office:value-type="string">
            <text:p>Show message alerts this user name already exist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GTN_PLT_ACR_25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office:value-type="string">
            <text:p>Show message alerts This user name is available for register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GTN_PLT_ACR_25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office:value-type="string">
            <text:p>Use admin account to delete created user at step 1</text:p>
          </table:table-cell>
          <table:table-cell office:value-type="string">
            <text:p>This user is removed from syste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GTN_PLT_ACR_25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this user name is still available, click OK to create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GTN_PLT_ACR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office:value-type="string">
            <text:p>Show message alerts user name can not be blank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office:value-type="string">
            <text:p>FNC_GTN_PLT_ACR_25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GTN_PLT_ACR_25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GTN_PLT_ACR_25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GTN_PLT_ACR_25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office:value-type="string">
            <text:p>Step 2: Create new account</text:p>
          </table:table-cell>
          <table:table-cell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input Password &amp; Confirm Password must be the sam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office:value-type="string">
            <text:p>FNC_GTN_PLT_ACR_25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GTN_PLT_ACR_25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less than 6 characters 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Password/Confirm Password must be at least 6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office:value-type="string">
            <text:p>FNC_GTN_PLT_ACR_25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GTN_PLT_ACR_25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Password/Confirm Password over 30 characters</text:p>
          </table:table-cell>
          <table:table-cell office:value-type="string">
            <text:p>Step 2: Add new account</text:p>
          </table:table-cell>
          <table:table-cell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Password/Confirm Password must be less than 30 characte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office:value-type="string">
            <text:p>FNC_GTN_PLT_ACR_25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GTN_PLT_ACR_2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 Name existing</text:p>
          </table:table-cell>
          <table:table-cell office:value-type="string">
            <text:p>Step 2: Add new account</text:p>
          </table:table-cell>
          <table:table-cell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8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GTN_PLT_ACR_25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GTN_PLT_ACR_25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Last Name existing</text:p>
          </table:table-cell>
          <table:table-cell office:value-type="string">
            <text:p>Step 2: Add new account</text:p>
          </table:table-cell>
          <table:table-cell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office:value-type="string">
            <text:p>FNC_GTN_PLT_ACR_25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GTN_PLT_ACR_25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office:value-type="string">
            <text:p>FNC_GTN_PLT_ACR_25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GTN_PLT_ACR_25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number</text:p>
          </table:table-cell>
          <table:table-cell office:value-type="string">
            <text:p>Step 2: Add new account</text:p>
          </table:table-cell>
          <table:table-cell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office:value-type="string">
            <text:p>FNC_GTN_PLT_ACR_25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GTN_PLT_ACR_25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 Name starts with underscore, <text:span text:style-name="T9">dash</text:span>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office:value-type="string">
            <text:p>FNC_GTN_PLT_ACR_25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GTN_PLT_ACR_2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Last Name starts with underscore, dash and dot</text:p>
          </table:table-cell>
          <table:table-cell office:value-type="string">
            <text:p>Step 2: Add new account</text:p>
          </table:table-cell>
          <table:table-cell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office:value-type="string">
            <text:p>FNC_GTN_PLT_ACR_25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GTN_PLT_ACR_25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office:value-type="string">
            <text:p>FNC_GTN_PLT_ACR_25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GTN_PLT_ACR_25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ith First/Last Name field contains space </text:p>
            <text:p/>
          </table:table-cell>
          <table:table-cell office:value-type="string">
            <text:p>Step 2: Add new account</text:p>
          </table:table-cell>
          <table:table-cell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<text:span text:style-name="T20">You have registered a new account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office:value-type="string">
            <text:p>FNC_GTN_PLT_ACR_25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GTN_PLT_ACR_25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when First/Last Name less than 1 or over 45 characters</text:p>
          </table:table-cell>
          <table:table-cell office:value-type="string">
            <text:p>Step 2: Add new account</text:p>
          </table:table-cell>
          <table:table-cell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 The length of the text in field "First/Last Name:" must be between "1" and "45" characters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office:value-type="string">
            <text:p>FNC_GTN_PLT_ACR_25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GTN_PLT_ACR_25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 </text:p>
            <text:p>with invalid format Email address</text:p>
          </table:table-cell>
          <table:table-cell office:value-type="string">
            <text:p>Step 2: Add new account</text:p>
          </table:table-cell>
          <table:table-cell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office:value-type="string">
            <text:p>Show message alerts input email is invali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office:value-type="string">
            <text:p>FNC_GTN_PLT_ACR_25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GTN_PLT_ACR_2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office:value-type="string">
            <text:p>Step 2: Check Reset when no value is input</text:p>
          </table:table-cell>
          <table:table-cell office:value-type="string">
            <text:p>- Leave all field blank</text:p>
            <text:p>- Click <text:span text:style-name="T7">Reset</text:span></text:p>
          </table:table-cell>
          <table:table-cell office:value-type="string">
            <text:p>Nothing happe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8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GTN_PLT_ACR_2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office:value-type="string">
            <text:p>- Input values for fields in form</text:p>
            <text:p>- Click <text:span text:style-name="T7">Reset</text:span></text:p>
          </table:table-cell>
          <table:table-cell office:value-type="string">
            <text:p>Fields are bla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office:value-type="string">
            <text:p>FNC_GTN_PLT_ACR_2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4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GTN_PLT_ACR_2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office:value-type="string">
            <text:p>FNC_GTN_PLT_ACR_2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GTN_PLT_ACR_2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office:value-type="string">
            <text:p>Portal\public mode\</text:p>
            <text:p>Account register</text:p>
          </table:table-cell>
          <table:table-cell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office:value-type="string">
            <text:p>FNC_GTN_PLT_ACR_26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GTN_PLT_ACR_26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2">
          <table:table-cell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GTN_PLT_ACR_26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GTN_PLT_ACR_26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4">
          <table:table-cell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GTN_PLT_ACR_26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office:value-type="string">
            <text:p>Portal\private mode\</text:p>
            <text:p>Account register</text:p>
          </table:table-cell>
          <table:table-cell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0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0" table:number-rows-repeated="10">
          <table:table-cell table:style-name="ce107" table:number-columns-repeated="3"/>
          <table:table-cell table:style-name="ce121"/>
          <table:table-cell table:style-name="ce107" table:number-columns-repeated="252"/>
        </table:table-row>
        <table:table-row table:style-name="ro10">
          <table:table-cell table:style-name="ce107" table:number-columns-repeated="3"/>
          <table:table-cell table:style-name="ce121"/>
          <table:table-cell table:style-name="ce107" table:number-columns-repeated="252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8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25">
          <table:table-cell table:style-name="ce109" office:value-type="float" office:value="1">
            <text:p>001</text:p>
          </table:table-cell>
          <table:table-cell table:style-name="ce50" office:value-type="string">
            <text:p>FNC_GTN_PLT_ORG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style-name="Default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1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FNC_GTN_PLT_ORG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FNC_GTN_PLT_ORG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FNC_GTN_PLT_ORG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FNC_GTN_PLT_ORG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when </text:span><text:span text:style-name="T7">Change Password </text:span><text:span text:style-name="T19">option is checked, 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FNC_GTN_PLT_ORG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FNC_GTN_PLT_ORG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FNC_GTN_PLT_ORG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FNC_GTN_PLT_ORG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FNC_GTN_PLT_ORG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FNC_GTN_PLT_ORG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2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7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FNC_GTN_PLT_ORG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FNC_GTN_PLT_ORG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FNC_GTN_PLT_ORG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FNC_GTN_PLT_ORG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2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  <text:p>- Add new node for group navigation</text:p>
          </table:table-cell>
          <table:table-cell table:style-name="ce102" office:value-type="string">
            <text:p>- Add group &amp; <text:s/>user into group successfully</text:p>
            <text:p>- Add new node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2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FNC_GTN_PLT_ORG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FNC_GTN_PLT_ORG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FNC_GTN_PLT_ORG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FNC_GTN_PLT_ORG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FNC_GTN_PLT_ORG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FNC_GTN_PLT_ORG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FNC_GTN_PLT_ORG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FNC_GTN_PLT_ORG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FNC_GTN_PLT_ORG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FNC_GTN_PLT_ORG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FNC_GTN_PLT_ORG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FNC_GTN_PLT_ORG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FNC_GTN_PLT_ORG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FNC_GTN_PLT_ORG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FNC_GTN_PLT_ORG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0" table:number-rows-repeated="591">
          <table:table-cell table:number-columns-repeated="256"/>
        </table:table-row>
        <table:table-row table:style-name="ro10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0" table:number-rows-repeated="10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default-cell-style-name="ce164"/>
        <table:table-column table:style-name="co10" table:number-columns-repeated="6" table:default-cell-style-name="ce188"/>
        <table:table-column table:style-name="co10" table:number-columns-repeated="241" table:default-cell-style-name="Default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22];[.$K1])" office:value-type="float" office:value="0">
            <text:p>0</text:p>
          </table:table-cell>
          <table:table-cell table:style-name="ce133" table:formula="oooc:=COUNTIF([.M$7:.M$1022];[.$K1])" office:value-type="float" office:value="0">
            <text:p>0</text:p>
          </table:table-cell>
          <table:table-cell table:style-name="ce133" table:formula="oooc:=COUNTIF([.N$7:.N$1022];[.$K1])" office:value-type="float" office:value="0">
            <text:p>0</text:p>
          </table:table-cell>
          <table:table-cell table:style-name="ce133" table:formula="oooc:=COUNTIF([.O$7:.O$1022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1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22];[.$K2])" office:value-type="float" office:value="0">
            <text:p>0</text:p>
          </table:table-cell>
          <table:table-cell table:style-name="ce133" table:formula="oooc:=COUNTIF([.M$7:.M$1022];[.$K2])" office:value-type="float" office:value="0">
            <text:p>0</text:p>
          </table:table-cell>
          <table:table-cell table:style-name="ce133" table:formula="oooc:=COUNTIF([.N$7:.N$1022];[.$K2])" office:value-type="float" office:value="0">
            <text:p>0</text:p>
          </table:table-cell>
          <table:table-cell table:style-name="ce133" table:formula="oooc:=COUNTIF([.O$7:.O$1022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22];[.$K3])" office:value-type="float" office:value="0">
            <text:p>0</text:p>
          </table:table-cell>
          <table:table-cell table:style-name="ce133" table:formula="oooc:=COUNTIF([.M$7:.M$1022];[.$K3])" office:value-type="float" office:value="0">
            <text:p>0</text:p>
          </table:table-cell>
          <table:table-cell table:style-name="ce133" table:formula="oooc:=COUNTIF([.N$7:.N$1022];[.$K3])" office:value-type="float" office:value="0">
            <text:p>0</text:p>
          </table:table-cell>
          <table:table-cell table:style-name="ce133" table:formula="oooc:=COUNTIF([.O$7:.O$1022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41])" office:value-type="float" office:value="80" table:number-columns-spanned="3" table:number-rows-spanned="1">
            <text:p>80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22];[.$K4])" office:value-type="float" office:value="0">
            <text:p>0</text:p>
          </table:table-cell>
          <table:table-cell table:style-name="ce133" table:formula="oooc:=COUNTIF([.M$7:.M$1022];[.$K4])" office:value-type="float" office:value="0">
            <text:p>0</text:p>
          </table:table-cell>
          <table:table-cell table:style-name="ce133" table:formula="oooc:=COUNTIF([.N$7:.N$1022];[.$K4])" office:value-type="float" office:value="0">
            <text:p>0</text:p>
          </table:table-cell>
          <table:table-cell table:style-name="ce133" table:formula="oooc:=COUNTIF([.O$7:.O$1022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8">
          <table:table-cell table:number-columns-repeated="9"/>
          <table:table-cell table:style-name="ce164"/>
          <table:table-cell table:style-name="Default" office:value-type="string">
            <text:p>N/A</text:p>
          </table:table-cell>
          <table:table-cell table:style-name="ce133" table:formula="oooc:=COUNTIF([.L$7:.L$1022];[.$K5])" office:value-type="float" office:value="0">
            <text:p>0</text:p>
          </table:table-cell>
          <table:table-cell table:style-name="ce133" table:formula="oooc:=COUNTIF([.M$7:.M$1022];[.$K5])" office:value-type="float" office:value="0">
            <text:p>0</text:p>
          </table:table-cell>
          <table:table-cell table:style-name="ce133" table:formula="oooc:=COUNTIF([.N$7:.N$1022];[.$K5])" office:value-type="float" office:value="0">
            <text:p>0</text:p>
          </table:table-cell>
          <table:table-cell table:style-name="ce133" table:formula="oooc:=COUNTIF([.O$7:.O$1022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51" office:value-type="string">
            <text:p>FNC_GTN_PLT_APPR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FNC_GTN_PLT_APPR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2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FNC_GTN_PLT_APPR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FNC_GTN_PLT_APPR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FNC_GTN_PLT_APPR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the category doesn't exist or has been deleted.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FNC_GTN_PLT_APPR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2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2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FNC_GTN_PLT_APPR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FNC_GTN_PLT_APPR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FNC_GTN_PLT_APPR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FNC_GTN_PLT_APPR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FNC_GTN_PLT_APPR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FNC_GTN_PLT_APPR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FNC_GTN_PLT_APPR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FNC_GTN_PLT_APPR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FNC_GTN_PLT_APPR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FNC_GTN_PLT_APPR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2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FNC_GTN_PLT_APPR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FNC_GTN_PLT_APPR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FNC_GTN_PLT_APPR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FNC_GTN_PLT_APPR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FNC_GTN_PLT_APPR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FNC_GTN_PLT_APPR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2: Delete all category</text:p>
          </table:table-cell>
          <table:table-cell table:style-name="ce124" office:value-type="string">
            <text:p>- Select all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FNC_GTN_PLT_APPR_07_02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a remote gadget into category when don't have any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/>
          </table:table-cell>
          <table:table-cell table:style-name="ce184" office:value-type="string">
            <text:p>Show message alert There is no any category </text:p>
          </table:table-cell>
          <table:table-cell table:style-name="ce143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FNC_GTN_PLT_APPR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51" office:value-type="string">
            <text:p>FNC_GTN_PLT_APPR_07_03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 office:value-type="float" office:value="59">
            <text:p>059</text:p>
          </table:table-cell>
          <table:table-cell table:style-name="ce50" office:value-type="string">
            <text:p>FNC_GTN_PLT_APPR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 office:value-type="float" office:value="60">
            <text:p>060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 office:value-type="float" office:value="61">
            <text:p>061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 office:value-type="float" office:value="63">
            <text:p>063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 office:value-type="float" office:value="64">
            <text:p>064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 office:value-type="float" office:value="65">
            <text:p>065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 office:value-type="float" office:value="66">
            <text:p>066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 office:value-type="float" office:value="69">
            <text:p>069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70">
            <text:p>070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 office:value-type="float" office:value="71">
            <text:p>071</text:p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FNC_GTN_PLT_APPR_07_04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0" office:value-type="string">
            <text:p>FNC_GTN_PLT_APPR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3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FNC_GTN_PLT_APPR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FNC_GTN_PLT_APPR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FNC_GTN_PLT_APPR_07_05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FNC_GTN_PLT_APPR_07_05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FNC_GTN_PLT_APPR_07_05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FNC_GTN_PLT_APPR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 office:value-type="float" office:value="75">
            <text:p>075</text:p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51" office:value-type="string">
            <text:p>FNC_GTN_PLT_APPR_07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6">
            <text:p>076</text:p>
          </table:table-cell>
          <table:table-cell table:style-name="ce51" office:value-type="string">
            <text:p>FNC_GTN_PLT_APPR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3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7">
            <text:p>077</text:p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8">
            <text:p>078</text:p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51" office:value-type="string">
            <text:p>FNC_GTN_PLT_APPR_07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3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9">
            <text:p>079</text:p>
          </table:table-cell>
          <table:table-cell office:value-type="string">
            <text:p>FNC_GTN_PLT_APPR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 office:value-type="float" office:value="80">
            <text:p>080</text:p>
          </table:table-cell>
          <table:table-cell office:value-type="string">
            <text:p>FNC_GTN_PLT_APPR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office:value-type="string">
            <text:p>FNC_GTN_PLT_APPR_16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 table:visibility="filter" table:number-rows-repeated="317">
          <table:table-cell table:number-columns-repeated="256"/>
        </table:table-row>
        <table:table-row table:style-name="ro10" table:visibility="filter" table:number-rows-repeated="10">
          <table:table-cell table:number-columns-repeated="9"/>
          <table:table-cell table:style-name="ce164" table:number-columns-repeated="247"/>
        </table:table-row>
        <table:table-row table:style-name="ro10" table:visibility="filter">
          <table:table-cell table:number-columns-repeated="9"/>
          <table:table-cell table:style-name="ce164" table:number-columns-repeated="247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98"/>
        <table:table-column table:style-name="co35" table:default-cell-style-name="ce123"/>
        <table:table-column table:style-name="co36" table:default-cell-style-name="ce212"/>
        <table:table-column table:style-name="co37" table:default-cell-style-name="ce212"/>
        <table:table-column table:style-name="co38" table:default-cell-style-name="ce212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8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style-name="ce123"/>
          <table:covered-table-cell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FNC_GTN_PLT_OTHERS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FNC_GTN_PLT_OTHERS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FNC_GTN_PLT_OTHERS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FNC_GTN_PLT_OTHERS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style-name="Default"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FNC_GTN_PLT_OTHERS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FNC_GTN_PLT_OTHERS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FNC_GTN_PLT_OTHERS_18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office:value-type="string">
            <text:p>Step 1: check showing User Site toolbar portlet</text:p>
          </table:table-cell>
          <table:table-cell office:value-type="string">
            <text:p>- Log in by admin</text:p>
            <text:p>- On the top page, move mouse on <text:span text:style-name="T7">Site</text:span></text:p>
          </table:table-cell>
          <table:table-cell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FNC_GTN_PLT_OTHERS_19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office:value-type="string">
            <text:p>Step 1: check showing User Group toolbar portlet</text:p>
          </table:table-cell>
          <table:table-cell office:value-type="string">
            <text:p>- Log in by admin</text:p>
            <text:p>- On the top page, move mouse on <text:span text:style-name="T7">Group</text:span></text:p>
          </table:table-cell>
          <table:table-cell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FNC_GTN_PLT_OTHERS_20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office:value-type="string">
            <text:p>Step 1: check showing User Dashboard toolbar portlet</text:p>
          </table:table-cell>
          <table:table-cell office:value-type="string">
            <text:p>- Log in by admin</text:p>
            <text:p>- On the top page, move mouse on <text:span text:style-name="T7">Dashboard</text:span></text:p>
          </table:table-cell>
          <table:table-cell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FNC_GTN_PLT_OTHERS_21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office:value-type="string">
            <text:p>Step 1: Check displaying Site Navigation</text:p>
          </table:table-cell>
          <table:table-cell office:value-type="string">
            <text:p>- Login by admin</text:p>
            <text:p>- Click on <text:span text:style-name="T16">Site</text:span> link</text:p>
          </table:table-cell>
          <table:table-cell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2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FNC_GTN_PLT_OTHERS_22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office:value-type="string">
            <text:p>Step 1: Check displaying Group Navigation</text:p>
          </table:table-cell>
          <table:table-cell office:value-type="string">
            <text:p>- Login by admin</text:p>
            <text:p>- Click on <text:span text:style-name="T16">Group</text:span> link</text:p>
          </table:table-cell>
          <table:table-cell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FNC_GTN_PLT_OTHERS_23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office:value-type="string">
            <text:p>Step 1: Check displaying Dashboard Navigation</text:p>
          </table:table-cell>
          <table:table-cell office:value-type="string">
            <text:p>- Login by admin</text:p>
            <text:p>- Click on <text:span text:style-name="T16">Dashboard</text:span> link</text:p>
          </table:table-cell>
          <table:table-cell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39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FNC_GTN_PLT_OTHERS_24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office:value-type="string">
            <text:p>Step 1: Check showing in Admin toolbar portlet</text:p>
          </table:table-cell>
          <table:table-cell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0" table:visibility="filter" table:number-rows-repeated="6">
          <table:table-cell table:style-name="ce110"/>
          <table:table-cell table:number-columns-repeated="3"/>
          <table:table-cell table:style-name="ce76"/>
          <table:table-cell table:number-columns-repeated="251"/>
        </table:table-row>
        <table:table-row table:style-name="ro10" table:visibility="filter">
          <table:table-cell table:style-name="ce110"/>
          <table:table-cell table:number-columns-repeated="255"/>
        </table:table-row>
        <table:table-row table:style-name="ro40" table:visibility="filter">
          <table:table-cell table:style-name="ce110"/>
          <table:table-cell table:number-columns-repeated="9"/>
          <table:table-cell office:value-type="string">
            <text:p>oup</text:p>
          </table:table-cell>
          <table:table-cell table:number-columns-repeated="245"/>
        </table:table-row>
        <table:table-row table:style-name="ro10" table:visibility="filter" table:number-rows-repeated="2">
          <table:table-cell table:style-name="ce110"/>
          <table:table-cell table:number-columns-repeated="255"/>
        </table:table-row>
        <table:table-row table:style-name="ro10" table:visibility="filter" table:number-rows-repeated="22">
          <table:table-cell table:number-columns-repeated="256"/>
        </table:table-row>
        <table:table-row table:style-name="ro10" table:visibility="filter" table:number-rows-repeated="21">
          <table:table-cell table:number-columns-repeated="3"/>
          <table:table-cell table:style-name="ce123"/>
          <table:table-cell table:number-columns-repeated="252"/>
        </table:table-row>
        <table:table-row table:style-name="ro10" table:visibility="filter" table:number-rows-repeated="10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  <table:table-row table:style-name="ro10" table:visibility="filter">
          <table:table-cell table:number-columns-repeated="3"/>
          <table:table-cell table:style-name="ce123"/>
          <table:table-cell/>
          <table:table-cell table:style-name="ce123" table:number-columns-repeated="3"/>
          <table:table-cell table:number-columns-repeated="248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10"/>
        <table:table-column table:style-name="co39" table:default-cell-style-name="ce196"/>
        <table:table-column table:style-name="co10" table:default-cell-style-name="ce145"/>
        <table:table-column table:style-name="co34" table:default-cell-style-name="ce73"/>
        <table:table-column table:style-name="co35" table:default-cell-style-name="ce123"/>
        <table:table-column table:style-name="co36" table:default-cell-style-name="ce141"/>
        <table:table-column table:style-name="co15" table:default-cell-style-name="ce141"/>
        <table:table-column table:style-name="co38" table:default-cell-style-name="ce143"/>
        <table:table-column table:style-name="co10" table:default-cell-style-name="ce143"/>
        <table:table-column table:style-name="co10" table:number-columns-repeated="8" table:default-cell-style-name="ce123"/>
        <table:table-column table:style-name="co10" table:number-columns-repeated="239" table:default-cell-style-name="ce107"/>
        <table:table-row table:style-name="ro18">
          <table:table-cell table:style-name="ce107"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8">
          <table:table-cell table:style-name="ce107"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0">
          <table:table-cell table:style-name="ce107"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 table:style-name="ce107"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style-name="ce123"/>
          <table:covered-table-cell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8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Default"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office:value-type="string">
            <text:p>FNC_GTN_PLT_DASHBOARD_10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GTN_PLT_DASHBOARD_10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GTN_PLT_DASHBOARD_11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style-name="Default" table:number-columns-repeated="238"/>
        </table:table-row>
        <table:table-row table:style-name="ro7">
          <table:table-cell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GTN_PLT_DASHBOARD_11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style-name="Default" table:number-columns-repeated="238"/>
        </table:table-row>
        <table:table-row table:style-name="ro24">
          <table:table-cell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GTN_PLT_DASHBOARD_11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GTN_PLT_DASHBOARD_11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office:value-type="string">
            <text:p>FNC_GTN_PLT_DASHBOARD_11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GTN_PLT_DASHBOARD_11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GTN_PLT_DASHBOARD_11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GTN_PLT_DASHBOARD_11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office:value-type="string">
            <text:p>FNC_GTN_PLT_DASHBOARD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GTN_PLT_DASHBOARD_11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GTN_PLT_DASHBOARD_11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GTN_PLT_DASHBOARD_11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GTN_PLT_DASHBOARD_11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GTN_PLT_DASHBOARD_11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GTN_PLT_DASHBOARD_11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3">
          <table:table-cell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GTN_PLT_DASHBOARD_11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GTN_PLT_DASHBOARD_12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GTN_PLT_DASHBOARD_12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GTN_PLT_DASHBOARD_12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GTN_PLT_DASHBOARD_1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office:value-type="string">
            <text:p>FNC_GTN_PLT_DASHBOARD_12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GTN_PLT_DASHBOARD_12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4">
          <table:table-cell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GTN_PLT_DASHBOARD_12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22">
          <table:table-cell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GTN_PLT_DASHBOARD_12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style-name="Default" table:number-columns-repeated="238"/>
        </table:table-row>
        <table:table-row table:style-name="ro7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office:value-type="string">
            <text:p>FNC_GTN_PLT_DASHBOARD_13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GTN_PLT_DASHBOARD_13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3">
          <table:table-cell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GTN_PLT_DASHBOARD_13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office:value-type="string">
            <text:p>FNC_GTN_PLT_DASHBOARD_13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GTN_PLT_DASHBOARD_13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GTN_PLT_DASHBOARD_13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GTN_PLT_DASHBOARD_1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2">
          <table:table-cell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GTN_PLT_DASHBOARD_13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4">
          <table:table-cell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GTN_PLT_DASHBOARD_13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office:value-type="string">
            <text:p>FNC_GTN_PLT_DASHBOARD_13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GTN_PLT_DASHBOARD_13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GTN_PLT_DASHBOARD_13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office:value-type="string">
            <text:p>FNC_GTN_PLT_DASHBOARD_13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GTN_PLT_DASHBOARD_13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GTN_PLT_DASHBOARD_13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office:value-type="string">
            <text:p>FNC_GTN_PLT_DASHBOARD_13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GTN_PLT_DASHBOARD_1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4">
          <table:table-cell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GTN_PLT_DASHBOARD_13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office:value-type="string">
            <text:p>FNC_GTN_PLT_DASHBOARD_14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GTN_PLT_DASHBOARD_14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GTN_PLT_DASHBOARD_14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office:value-type="string">
            <text:p>FNC_GTN_PLT_DASHBOARD_14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GTN_PLT_DASHBOARD_14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GTN_PLT_DASHBOARD_14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GTN_PLT_DASHBOARD_14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GTN_PLT_DASHBOARD_14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2">
          <table:table-cell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GTN_PLT_DASHBOARD_14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office:value-type="string">
            <text:p>FNC_GTN_PLT_DASHBOARD_15</text:p>
          </table:table-cell>
          <table:table-cell table:style-name="ce117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GTN_PLT_DASHBOARD_1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2">
          <table:table-cell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GTN_PLT_DASHBOARD_15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7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office:value-type="string">
            <text:p>FNC_GTN_PLT_DASHBOARD_15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GTN_PLT_DASHBOARD_15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GTN_PLT_DASHBOARD_15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office:value-type="string">
            <text:p>FNC_GTN_PLT_DASHBOARD_15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office:value-type="string">
            <text:p>Step 1: Login</text:p>
          </table:table-cell>
          <table:table-cell office:value-type="string">
            <text:p>Login by admin</text:p>
          </table:table-cell>
          <table:table-cell office:value-type="string">
            <text:p>Portal is shown in private mode, pages for admin are shown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">
          <table:table-cell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GTN_PLT_DASHBOARD_15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3">
          <table:table-cell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GTN_PLT_DASHBOARD_15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0" table:number-rows-repeated="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  <table:table-row table:style-name="ro10">
          <table:table-cell table:style-name="ce107"/>
          <table:table-cell table:style-name="ce144"/>
          <table:table-cell table:style-name="ce123" table:number-columns-repeated="2"/>
          <table:table-cell/>
          <table:table-cell table:style-name="ce123" table:number-columns-repeated="4"/>
          <table:table-cell table:number-columns-repeated="247"/>
        </table:table-row>
      </table:table>
      <table:table table:name="Summary_Report" table:style-name="ta1" table:print="false">
        <office:forms form:automatic-focus="false" form:apply-design-mode="false"/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3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3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FNC_GTN_PLT_ACC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FNC_GTN_PLT_ORG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FNC_GTN_PLT_ORG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FNC_GTN_PLT_ORG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FNC_GTN_PLT_ORG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FNC_GTN_PLT_ORG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ORG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FNC_GTN_PLT_ORG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FNC_GTN_PLT_ORG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FNC_GTN_PLT_ORG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FNC_GTN_PLT_ORG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FNC_GTN_PLT_ORG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FNC_GTN_PLT_ORG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ORG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FNC_GTN_PLT_ORG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ORG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4]=[.$A20])*([Application_Registry.A$5:Application_Registry.A$1034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4]=[.$A21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4]=[.$A22])*([Application_Registry.A$5:Application_Registry.A$1034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4]=[.$A23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4]=[.$A24])*([Application_Registry.A$5:Application_Registry.A$1034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4]=[.$A25])*([Application_Registry.A$5:Application_Registry.A$1034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4]=[.$A26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APPR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4]=[.$A27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FNC_GTN_PLT_APPR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4]=[.$A28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4]=[.$A29])*([Application_Registry.A$5:Application_Registry.A$1034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4]=[.$A30])*([Application_Registry.A$5:Application_Registry.A$1034]&lt;&gt;&quot;&quot;))" office:value-type="float" office:value="8">
            <text:p>8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4]=[.$A31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4]=[.$A32])*([Application_Registry.A$5:Application_Registry.A$1034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4]=[.$A33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4]=[.$A34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FNC_GTN_PLT_APPR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4]=[.$A35])*([Application_Registry.A$5:Application_Registry.A$103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FNC_GTN_PLT_APPR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table:number-columns-repeated="2" office:value-type="string">
            <text:p>Check or un-check import application </text:p>
          </table:table-cell>
          <table:table-cell table:formula="oooc:=SUMPRODUCT(([Application_Registry.B$5:Application_Registry.B$1034]=[.$A36])*([Application_Registry.A$5:Application_Registry.A$1034]&lt;&gt;&quot;&quot;))" office:value-type="float" office:value="2">
            <text:p>2</text:p>
          </table:table-cell>
          <table:table-cell table:number-columns-repeated="243"/>
        </table:table-row>
        <table:table-row table:style-name="ro10">
          <table:table-cell office:value-type="string">
            <text:p>FNC_GTN_PLT_OTHERS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DASHBOARD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office:value-type="string">
            <text:p>FNC_GTN_PLT_OTHERS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FNC_GTN_PLT_OTHERS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FNC_GTN_PLT_ACR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FNC_GTN_PLT_ACR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60">
            <text:p>26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6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7T16:38:33</dc:date>
    <meta:editing-cycles>618</meta:editing-cycles>
    <meta:editing-duration>P11DT21H53M24S</meta:editing-duration>
    <meta:user-defined meta:name="Info 1"/>
    <meta:user-defined meta:name="Info 2"/>
    <meta:user-defined meta:name="Info 3"/>
    <meta:user-defined meta:name="Info 4"/>
    <meta:document-statistic meta:table-count="9" meta:cell-count="8182" meta:object-count="6"/>
  </office:meta>
</office:document-meta>
</file>